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>
      <style:text-properties officeooo:rsid="00012152" officeooo:paragraph-rsid="00012152"/>
    </style:style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sta sección es especialmente profunda porque conecta la diversidad biológica con una de las preguntas más antiguas de la filosofía: <text:span text:style-name="Strong_20_Emphasis">¿Por qué somos distintos?</text:span> Y lleva esa pregunta más allá del ser humano, hacia el diseño mismo de la vida.</text:p>
      <text:p text:style-name="Text_20_body">Aquí no solo hablaremos de biología (mutación, recombinación genética, entropía, etc.), sino que se abre un campo para reflexionar sobre la <text:span text:style-name="Strong_20_Emphasis">unicidad</text:span>, la <text:span text:style-name="Strong_20_Emphasis">irrepetibilidad</text:span>, y la imposibilidad lógica de lo idéntico. También puede ser un punto de entrada para ideas del caos, el arte, la cosmología y la mística.</text:p>
      <text:p text:style-name="Horizontal_20_Line"/>
      <text:h text:style-name="Heading_20_2" text:outline-level="2">🧬 <text:span text:style-name="Strong_20_Emphasis">Sección 3: ¿Por qué los individuos son diferentes entre sí?</text:span></text:h>
      <text:p text:style-name="Text_20_body"><text:span text:style-name="Strong_20_Emphasis">Objetivo:</text:span> Explorar la inevitabilidad de la diferencia entre individuos biológicos, sus causas posibles, y las consecuencias profundas que tiene para la naturaleza de la vida, la evolución, la inteligencia, e incluso para nuestras ideas sobre vida en otros mundos.</text:p>
      <text:p text:style-name="Horizontal_20_Line"/>
      <text:h text:style-name="Heading_20_3" text:outline-level="3">🔸1. Introducción: El misterio de lo irrepetible</text:h>
      <text:list xml:id="list1583855883" text:style-name="L1">
        <text:list-item>
          <text:p text:style-name="P1">Desde el comienzo, una observación básica: <text:span text:style-name="Strong_20_Emphasis">no existen dos seres vivos exactamente iguales</text:span>.</text:p>
        </text:list-item>
        <text:list-item>
          <text:p text:style-name="P1">Ni los gemelos, ni las bacterias clonadas, ni los átomos en condiciones perfectas.</text:p>
        </text:list-item>
        <text:list-item>
          <text:p text:style-name="P1">La vida parece <text:span text:style-name="Strong_20_Emphasis">diseñada para evitar la repetición exacta</text:span>.</text:p>
        </text:list-item>
      </text:list>
      <text:p text:style-name="Text_20_body"><text:span text:style-name="Strong_20_Emphasis">Pregunta guía:</text:span></text:p>
      <text:p text:style-name="Quotations">¿Por qué la vida no copia? ¿Por qué insiste en la diferencia?</text:p>
      <text:p text:style-name="Horizontal_20_Line"/>
      <text:h text:style-name="Heading_20_3" text:outline-level="3">🔸2. Diferencias inevitables: causas biológicas</text:h>
      <text:list xml:id="list3635538422" text:style-name="L2">
        <text:list-item>
          <text:p text:style-name="P2">Explicación breve de los factores que generan diversidad:</text:p>
          <text:list>
            <text:list-item>
              <text:p text:style-name="P2">Mutaciones aleatorias</text:p>
            </text:list-item>
            <text:list-item>
              <text:p text:style-name="P2">Recombinación genética (sexual y parasexual)</text:p>
            </text:list-item>
            <text:list-item>
              <text:p text:style-name="P2">Influencias ambientales durante el desarrollo</text:p>
            </text:list-item>
            <text:list-item>
              <text:p text:style-name="P2">Ruido molecular y químico en procesos celulares</text:p>
            </text:list-item>
          </text:list>
        </text:list-item>
        <text:list-item>
          <text:p text:style-name="P2">Incluso en condiciones controladas, la complejidad es tal que la repetición perfecta es imposible.</text:p>
        </text:list-item>
        <text:list-item>
          <text:p text:style-name="P2"><text:span text:style-name="Strong_20_Emphasis">La vida es un sistema caótico en el sentido matemático:</text:span> pequeñas diferencias iniciales se amplifican con el tiempo.</text:p>
        </text:list-item>
      </text:list>
      <text:p text:style-name="Horizontal_20_Line"/>
      <text:h text:style-name="Heading_20_3" text:outline-level="3"><text:soft-page-break/>🔸3. La diferencia como principio fundamental</text:h>
      <text:list xml:id="list2842579538" text:style-name="L3">
        <text:list-item>
          <text:p text:style-name="P3">Esta diversidad <text:span text:style-name="Strong_20_Emphasis">no es un error</text:span>, ni un defecto del sistema: es su característica más poderosa.</text:p>
        </text:list-item>
        <text:list-item>
          <text:p text:style-name="P3">Cada nuevo ser es una <text:span text:style-name="Strong_20_Emphasis">nueva posibilidad</text:span>, una nueva dirección de exploración.</text:p>
        </text:list-item>
        <text:list-item>
          <text:p text:style-name="P3">La vida no busca preservar la identidad, sino expandir las posibilidades.</text:p>
        </text:list-item>
      </text:list>
      <text:p text:style-name="Text_20_body"><text:span text:style-name="Strong_20_Emphasis">Reflexión:</text:span></text:p>
      <text:p text:style-name="Quotations">Si todos fuéramos iguales, el aprendizaje no existiría.<text:line-break/>Si todo ya estuviera probado, ¿para qué vivir?</text:p>
      <text:p text:style-name="Horizontal_20_Line"/>
      <text:h text:style-name="Heading_20_3" text:outline-level="3">🔸4. Toda diferencia da lugar a una nueva especie</text:h>
      <text:list xml:id="list4056745652" text:style-name="L4">
        <text:list-item>
          <text:p text:style-name="P4">Dado que no hay dos individuos iguales, <text:span text:style-name="Strong_20_Emphasis">cada uno es el punto de partida de una nueva especie posible</text:span>.</text:p>
        </text:list-item>
        <text:list-item>
          <text:p text:style-name="P4">La “especie” como la entendemos es una clasificación abstracta, útil para describir el presente, pero no refleja el flujo real de la vida.</text:p>
        </text:list-item>
        <text:list-item>
          <text:p text:style-name="P4">En realidad, la vida <text:span text:style-name="Strong_20_Emphasis">fluye sin detenerse en categorías</text:span>.</text:p>
        </text:list-item>
      </text:list>
      <text:p text:style-name="Text_20_body"><text:span text:style-name="Strong_20_Emphasis">Idea clave:</text:span></text:p>
      <text:p text:style-name="Quotations">No hay especies iguales. No hay repeticiones. No hay caminos evolutivos duplicados.</text:p>
      <text:p text:style-name="Horizontal_20_Line"/>
      <text:h text:style-name="Heading_20_3" text:outline-level="3">🔸5. Consecuencias cósmicas: vida en otros mundos</text:h>
      <text:list xml:id="list4271733333" text:style-name="L5">
        <text:list-item>
          <text:p text:style-name="P5">Si cada individuo es único, <text:span text:style-name="Strong_20_Emphasis">cada planeta con vida dará lugar a formas absolutamente distintas</text:span>.</text:p>
        </text:list-item>
        <text:list-item>
          <text:p text:style-name="P5">La idea de civilizaciones parecidas, humanoides en otros planetas, es una ilusión antropocéntrica.</text:p>
        </text:list-item>
        <text:list-item>
          <text:p text:style-name="P5"><text:span text:style-name="Strong_20_Emphasis">No hay una vida universal, sino una universalidad de lo viviente irrepetible.</text:span></text:p>
        </text:list-item>
      </text:list>
      <text:p text:style-name="Horizontal_20_Line"/>
      <text:h text:style-name="Heading_20_3" text:outline-level="3">🔸6. Ideas complementarias y reflexiones filosóficas</text:h>
      <text:h text:style-name="Heading_20_4" text:outline-level="4">a. <text:span text:style-name="Strong_20_Emphasis">Heráclito:</text:span></text:h>
      <text:p text:style-name="Quotations">“Nadie se baña dos veces en el mismo río.”<text:line-break/>La identidad es una ilusión. Todo cambia, todo fluye. La vida jamás se repite.</text:p>
      <text:h text:style-name="Heading_20_4" text:outline-level="4">b. <text:span text:style-name="Strong_20_Emphasis">El caos como motor creativo</text:span></text:h>
      <text:list xml:id="list962175972" text:style-name="L6">
        <text:list-item>
          <text:p text:style-name="P6">La teoría del caos nos muestra cómo pequeñas variaciones generan resultados imprevisibles.</text:p>
        </text:list-item>
        <text:list-item>
          <text:p text:style-name="P6"><text:soft-page-break/>La vida <text:span text:style-name="Strong_20_Emphasis">aprovecha esta propiedad para crear lo nuevo</text:span>.</text:p>
        </text:list-item>
      </text:list>
      <text:h text:style-name="Heading_20_4" text:outline-level="4">c. <text:span text:style-name="Strong_20_Emphasis">Lo irrepetible como arte</text:span></text:h>
      <text:list xml:id="list961837266" text:style-name="L7">
        <text:list-item>
          <text:p text:style-name="P7">Así como no hay dos obras de arte iguales, <text:span text:style-name="Strong_20_Emphasis">cada ser vivo es una creación original</text:span>.</text:p>
        </text:list-item>
        <text:list-item>
          <text:p text:style-name="P7">La vida actúa como un artista: no quiere repetir, quiere sorprenderse a sí misma.</text:p>
        </text:list-item>
      </text:list>
      <text:h text:style-name="Heading_20_4" text:outline-level="4">d. <text:span text:style-name="Strong_20_Emphasis">Mística y singularidad</text:span></text:h>
      <text:list xml:id="list64055135" text:style-name="L8">
        <text:list-item>
          <text:p text:style-name="P8">En muchas tradiciones, cada alma es única, cada manifestación es sagrada.</text:p>
        </text:list-item>
        <text:list-item>
          <text:p text:style-name="P8">Lo irrepetible es también una forma de lo divino.</text:p>
        </text:list-item>
      </text:list>
      <text:p text:style-name="Horizontal_20_Line"/>
      <text:h text:style-name="Heading_20_3" text:outline-level="3">🔸7. Cierre: La diversidad como estrategia de la vida</text:h>
      <text:list xml:id="list3198405171" text:style-name="L9">
        <text:list-item>
          <text:p text:style-name="P9">La vida no busca perfección, busca variación.</text:p>
        </text:list-item>
        <text:list-item>
          <text:p text:style-name="P9">La diferencia <text:span text:style-name="Strong_20_Emphasis">no es solo necesaria</text:span>, es esencial.</text:p>
        </text:list-item>
        <text:list-item>
          <text:p text:style-name="P9">A través de ella, la vida puede abarcar lo desconocido.</text:p>
        </text:list-item>
      </text:list>
      <text:p text:style-name="Text_20_body"><text:span text:style-name="Strong_20_Emphasis">Frase final para reflexión:</text:span></text:p>
      <text:p text:style-name="Quotations">La vida nunca copia, porque copiar es no avanzar.<text:line-break/>Cada individuo es su propio universo, su propia apuesta, su propio mundo.</text:p>
      <text:p text:style-name="Horizontal_20_Line"/>
      <text:h text:style-name="Heading_20_3" text:outline-level="3">🔸8. Transición</text:h>
      <text:p text:style-name="Text_20_body">Hemos visto que la vida no solo se multiplica, sino que lo hace evitando la repetición.<text:line-break/>Pero, ¿qué contiene cada una de esas formas únicas?<text:line-break/>¿Qué lleva dentro cada individuo que lo hace distinto?</text:p>
      <text:p text:style-name="Text_20_body">→ En la próxima sección lo exploraremos:<text:line-break/><text:span text:style-name="Strong_20_Emphasis">El individuo como contenedor de un bloque de memoria.</text:span></text:p>
      <text:p text:style-name="Horizontal_20_Line"/>
      <text:p text:style-name="Text_20_body">¿Te gustaría que desarrolle esta sección en forma narrativa ahora, con el tono reflexivo del libro, o querés ajustar algo primero?</text:p>
      <text:p text:style-name="Standard"/>
      <text:p text:style-name="Standard"/>
      <text:p text:style-name="Horizontal_20_Line"/>
      <text:p text:style-name="Text_20_body"/>
      <text:p text:style-name="Text_20_body">Muy buena observación. En una obra que propone que la vida es un sistema inteligente, no podemos conformarnos con describir la diferencia entre los individuos como una simple casualidad, o como una <text:soft-page-break/>consecuencia inevitable de la biología. Debemos intentar responder: ¿<text:span text:style-name="Strong_20_Emphasis">por qué</text:span> son diferentes? ¿<text:span text:style-name="Strong_20_Emphasis">para qué</text:span>?</text:p>
      <text:p text:style-name="Text_20_body">Aquí tienes una <text:span text:style-name="Strong_20_Emphasis">estructura revisada</text:span> para esta sección (3 - ¿Por qué los individuos son diferentes entre sí?), en la que la <text:span text:style-name="Strong_20_Emphasis">reflexión central</text:span> gira en torno al <text:span text:style-name="Strong_20_Emphasis">motivo funcional de la diferencia</text:span>, como <text:span text:style-name="Strong_20_Emphasis">necesidad del sistema</text:span>:</text:p>
      <text:p text:style-name="Horizontal_20_Line"/>
      <text:h text:style-name="Heading_20_3" text:outline-level="3">3. ¿Por qué los individuos son diferentes entre sí?</text:h>
      <text:p text:style-name="Text_20_body"><text:span text:style-name="Strong_20_Emphasis">1. Introducción al hecho: la diferencia es universal</text:span></text:p>
      <text:list xml:id="list15132531" text:style-name="L10">
        <text:list-item>
          <text:p text:style-name="P10">No existen dos individuos iguales. Ni siquiera los gemelos monocigóticos lo son: tienen pequeñas variaciones en expresión genética, memoria, experiencias, entorno y decisiones.</text:p>
        </text:list-item>
        <text:list-item>
          <text:p text:style-name="P10">Este principio se cumple en toda la vida: cada hoja, cada insecto, cada célula tiene una particularidad.</text:p>
        </text:list-item>
      </text:list>
      <text:p text:style-name="Text_20_body"><text:span text:style-name="Strong_20_Emphasis">2. La diferencia como condición inevitable (nivel físico-biológico)</text:span></text:p>
      <text:list xml:id="list1385039918" text:style-name="L11">
        <text:list-item>
          <text:p text:style-name="P11">Desde la física cuántica hasta la reproducción sexual, la generación exacta de una copia perfecta es imposible.</text:p>
        </text:list-item>
        <text:list-item>
          <text:p text:style-name="P11">Mutaciones genéticas, combinaciones azarosas de gametos, condiciones del entorno en el desarrollo… hacen que cada individuo sea único.</text:p>
        </text:list-item>
        <text:list-item>
          <text:p text:style-name="P11">Aquí puede mencionarse la <text:span text:style-name="Strong_20_Emphasis">segunda ley de la termodinámica</text:span> o el <text:span text:style-name="Strong_20_Emphasis">principio de incertidumbre</text:span> como factores que impiden la reproducción perfecta.</text:p>
        </text:list-item>
        <text:list-item>
          <text:p text:style-name="P11">Pero: ¿es solo una limitación? ¿O también una ventaja?</text:p>
        </text:list-item>
      </text:list>
      <text:p text:style-name="Text_20_body"><text:span text:style-name="Strong_20_Emphasis">3. La diferencia como herramienta: un motivo funcional</text:span></text:p>
      <text:list xml:id="list3690090383" text:style-name="L12">
        <text:list-item>
          <text:p text:style-name="P12"><text:span text:style-name="Strong_20_Emphasis">La vida no busca repetir lo mismo: busca avanzar.</text:span></text:p>
        </text:list-item>
        <text:list-item>
          <text:p text:style-name="P12">La diferencia es la <text:span text:style-name="Strong_20_Emphasis">condición necesaria para la exploración</text:span> del espacio de soluciones.</text:p>
        </text:list-item>
        <text:list-item>
          <text:p text:style-name="P12">Cada individuo representa una <text:span text:style-name="Strong_20_Emphasis">propuesta distinta</text:span>, una <text:span text:style-name="Strong_20_Emphasis">estrategia nueva</text:span> frente al entorno.</text:p>
        </text:list-item>
        <text:list-item>
          <text:p text:style-name="P12">Esta variabilidad permite que algunos individuos sobrevivan donde otros fracasan. La diferencia es lo que permite <text:span text:style-name="Strong_20_Emphasis">adaptarse</text:span>, <text:span text:style-name="Strong_20_Emphasis">mejorar</text:span>, <text:span text:style-name="Strong_20_Emphasis">sobrevivir al cambio</text:span>.</text:p>
        </text:list-item>
      </text:list>
      <text:p text:style-name="Text_20_body"><text:span text:style-name="Strong_20_Emphasis">4. La diversidad como principio evolutivo y adaptativo</text:span></text:p>
      <text:list xml:id="list3329708528" text:style-name="L13">
        <text:list-item>
          <text:p text:style-name="P13">Sin diversidad no hay evolución.</text:p>
        </text:list-item>
        <text:list-item>
          <text:p text:style-name="P13">La selección natural actúa sobre las diferencias: lo que no varía, no puede cambiar.</text:p>
        </text:list-item>
        <text:list-item>
          <text:p text:style-name="P13">Aquí puedes citar a Darwin, pero también traer ideas de sistemas complejos y autoorganización (Prigogine, Stuart Kauffman), donde la variedad es esencial para que emerjan nuevas formas organizativas.</text:p>
        </text:list-item>
      </text:list>
      <text:p text:style-name="Text_20_body"><text:span text:style-name="Strong_20_Emphasis">5. Implicaciones metafísicas: cada individuo como inicio de una nueva especie</text:span></text:p>
      <text:list xml:id="list4135495307" text:style-name="L14">
        <text:list-item>
          <text:p text:style-name="P14"><text:soft-page-break/>Si cada individuo es único, cada uno es en sí mismo <text:span text:style-name="Strong_20_Emphasis">el inicio potencial de algo que nunca ha existido</text:span>.</text:p>
        </text:list-item>
        <text:list-item>
          <text:p text:style-name="P14">Esto transforma la visión tradicional: <text:span text:style-name="Strong_20_Emphasis">las especies no son entidades fijas</text:span>, sino fenómenos temporales, conjuntos transitorios de individuos parecidos.</text:p>
        </text:list-item>
        <text:list-item>
          <text:p text:style-name="P14">Entonces, no hay dos especies iguales, ni puede haberlas.</text:p>
        </text:list-item>
        <text:list-item>
          <text:p text:style-name="P14">Y por extensión: <text:span text:style-name="Strong_20_Emphasis">la vida en otros mundos jamás será como la nuestra</text:span>. No por azar, sino porque el camino recorrido en la Tierra es inimitable. La diferencia no es una contingencia, <text:span text:style-name="Strong_20_Emphasis">es una ley del sistema</text:span>.</text:p>
        </text:list-item>
      </text:list>
      <text:p text:style-name="Text_20_body"><text:span text:style-name="Strong_20_Emphasis">6. Conclusión reflexiva: el propósito de la diferencia</text:span></text:p>
      <text:list xml:id="list1363871545" text:style-name="L15">
        <text:list-item>
          <text:p text:style-name="P15">¿Por qué la vida necesita individuos distintos?<text:line-break/>→ Porque la diferencia <text:span text:style-name="Strong_20_Emphasis">es la forma en que la vida piensa</text:span>.<text:line-break/>→ Porque sin diferencia no hay posibilidad de descubrir lo nuevo.<text:line-break/>→ Porque la diferencia es el único medio que tiene el sistema para <text:span text:style-name="Strong_20_Emphasis">probar nuevas ideas</text:span>.<text:line-break/>→ Porque <text:span text:style-name="Strong_20_Emphasis">el individuo es el vehículo del cambio</text:span>, y sin cambio, no hay inteligencia.</text:p>
        </text:list-item>
      </text:list>
      <text:p text:style-name="Horizontal_20_Line"/>
      <text:p text:style-name="Text_20_body"/>
      <text:p text:style-name="P16">el coste del sistema es elevado.</text:p>
      <text:p text:style-name="P16">dos individuos iguales estarian haciendo el mismo trabajo.</text:p>
      <text:p text:style-name="P16"/>
      <text:p text:style-name="Horizontal_20_Line"/>
      <text:p text:style-name="Text_20_body"/>
      <text:p text:style-name="Text_20_body">Excelente aporte. Esa observación es clave para cerrar el razonamiento, porque le da sentido funcional a la diferencia, más allá de que sea un efecto inevitable. Podemos integrar esta idea en el cierre de la sección como una conclusión lógica. Aquí va una <text:span text:style-name="Strong_20_Emphasis">estructura revisada y enriquecida</text:span> para esta sección <text:span text:style-name="Strong_20_Emphasis">3 – ¿Por qué los individuos son diferentes entre sí?</text:span>, incorporando todo lo que hablamos:</text:p>
      <text:p text:style-name="Horizontal_20_Line"/>
      <text:h text:style-name="Heading_20_3" text:outline-level="3">Sección 3 – ¿Por qué los individuos son diferentes entre sí?</text:h>
      <text:p text:style-name="Text_20_body"><text:span text:style-name="Strong_20_Emphasis">1. Introducción – La paradoja de la unicidad</text:span><text:line-break/>Iniciar con una reflexión: a pesar de los millones de individuos que han existido, no ha habido dos exactamente iguales. Cada ser que nace es una nueva versión, irrepetible, incluso en casos de clonación o gemelos.<text:line-break/>Preguntar:</text:p>
      <text:p text:style-name="Quotations">¿Es esto un accidente? ¿O existe una necesidad profunda que justifica la diferencia?</text:p>
      <text:p text:style-name="Horizontal_20_Line"/>
      <text:p text:style-name="Text_20_body"><text:soft-page-break/><text:span text:style-name="Strong_20_Emphasis">2. La diferencia como característica universal de la vida</text:span><text:line-break/>Describir cómo esta unicidad no es solo un fenómeno humano, sino común a toda la vida:</text:p>
      <text:list xml:id="list1533405902" text:style-name="L16">
        <text:list-item>
          <text:p text:style-name="P17">cada célula, cada organismo, cada individuo es distinto;</text:p>
        </text:list-item>
        <text:list-item>
          <text:p text:style-name="P17">incluso en especies altamente reguladas genéticamente (como bacterias), emergen variaciones.</text:p>
        </text:list-item>
      </text:list>
      <text:p text:style-name="Text_20_body">La vida se resiste a la repetición exacta. No puede producir dos veces lo mismo.<text:line-break/>Esto sugiere que la diferencia es una <text:span text:style-name="Strong_20_Emphasis">propiedad estructural del sistema</text:span>.</text:p>
      <text:p text:style-name="Horizontal_20_Line"/>
      <text:p text:style-name="Text_20_body"><text:span text:style-name="Strong_20_Emphasis">3. ¿Es la diferencia un accidente o una necesidad?</text:span><text:line-break/>Aquí desarrollamos dos caminos posibles:</text:p>
      <text:list xml:id="list616742900" text:style-name="L17">
        <text:list-item>
          <text:p text:style-name="P18"><text:span text:style-name="Strong_20_Emphasis">Como accidente inevitable:</text:span> ningún sistema físico puede replicar con precisión infinita, siempre hay ruido, pequeñas variaciones.</text:p>
        </text:list-item>
        <text:list-item>
          <text:p text:style-name="P18"><text:span text:style-name="Strong_20_Emphasis">Como necesidad funcional:</text:span> la diferencia <text:span text:style-name="Strong_20_Emphasis">no solo ocurre, sino que es útil</text:span>.</text:p>
        </text:list-item>
      </text:list>
      <text:p text:style-name="Quotations">¿Qué ganaría la vida con individuos distintos?</text:p>
      <text:p text:style-name="Horizontal_20_Line"/>
      <text:p text:style-name="Text_20_body"><text:span text:style-name="Strong_20_Emphasis">4. La diferencia como estrategia de exploración</text:span><text:line-break/>La variabilidad permite a la vida <text:span text:style-name="Strong_20_Emphasis">explorar</text:span> distintos caminos, <text:span text:style-name="Strong_20_Emphasis">adaptarse</text:span>, <text:span text:style-name="Strong_20_Emphasis">probar soluciones</text:span> nuevas frente a los cambios del entorno.<text:line-break/>Citar ejemplos:</text:p>
      <text:list xml:id="list3890304833" text:style-name="L18">
        <text:list-item>
          <text:p text:style-name="P19">diversidad inmunológica en humanos;</text:p>
        </text:list-item>
        <text:list-item>
          <text:p text:style-name="P19">estrategias distintas de caza, de reproducción, de defensa en el reino animal.</text:p>
        </text:list-item>
      </text:list>
      <text:p text:style-name="Text_20_body">También se puede hacer una breve alusión a la <text:span text:style-name="Strong_20_Emphasis">teoría evolutiva</text:span>: la diferencia permite la selección.</text:p>
      <text:p text:style-name="Horizontal_20_Line"/>
      <text:p text:style-name="Text_20_body"><text:span text:style-name="Strong_20_Emphasis">5. La diferencia como garantía de eficiencia</text:span><text:line-break/>Aquí sumamos tu aporte:</text:p>
      <text:p text:style-name="Quotations">Si dos individuos fuesen exactamente iguales, estarían haciendo lo mismo.<text:line-break/>Pero como la vida tiene un costo alto (energía, recursos, espacio), eso sería un desperdicio.<text:line-break/>Al garantizar que cada individuo es único, se asegura que <text:span text:style-name="Strong_20_Emphasis">cada uno explore un camino distinto</text:span>, maximizando el aprovechamiento del sistema.</text:p>
      <text:p text:style-name="Text_20_body">Este punto introduce la idea de <text:span text:style-name="Strong_20_Emphasis">eficiencia sistémica</text:span>:<text:line-break/>la diferencia <text:span text:style-name="Strong_20_Emphasis">no solo mejora las chances de éxito</text:span> sino que <text:span text:style-name="Strong_20_Emphasis">reduce el solapamiento innecesario</text:span>.</text:p>
      <text:p text:style-name="Horizontal_20_Line"/>
      <text:p text:style-name="Text_20_body"><text:span text:style-name="Strong_20_Emphasis">6. Consecuencia: cada individuo es el origen de una nueva especie</text:span><text:line-break/>Ya que no hay dos iguales, no puede haber dos especies idénticas.<text:line-break/>La noción misma de especie es una simplificación útil, pero incompleta:</text:p>
      <text:p text:style-name="Quotations"><text:soft-page-break/>cada ser lleva en sí la posibilidad de convertirse en un nuevo linaje.</text:p>
      <text:p text:style-name="Text_20_body">De aquí se deduce una idea potente:</text:p>
      <text:list xml:id="list2181062076" text:style-name="L19">
        <text:list-item>
          <text:p text:style-name="P20">Si la vida es distinta en cada planeta, entonces <text:span text:style-name="Strong_20_Emphasis">la evolución nunca se repite</text:span>.</text:p>
        </text:list-item>
        <text:list-item>
          <text:p text:style-name="P20">La <text:span text:style-name="Strong_20_Emphasis">diversidad cósmica</text:span> es una consecuencia inevitable de esta ley: no puede haber dos humanidades.</text:p>
        </text:list-item>
      </text:list>
      <text:p text:style-name="Horizontal_20_Line"/>
      <text:p text:style-name="Text_20_body"><text:span text:style-name="Strong_20_Emphasis">7. Cierre reflexivo – La diferencia es la condición del cambio</text:span><text:line-break/>Podemos cerrar con una reflexión:</text:p>
      <text:p text:style-name="Quotations">Ser diferentes no es un defecto, ni una consecuencia inevitable de la imperfección.<text:line-break/>Es una <text:span text:style-name="Strong_20_Emphasis">ley de la vida</text:span>, un <text:span text:style-name="Strong_20_Emphasis">mecanismo de exploración</text:span>, una <text:span text:style-name="Strong_20_Emphasis">garantía de eficiencia</text:span>, y también una <text:span text:style-name="Strong_20_Emphasis">fuente de identidad</text:span>.<text:line-break/>La diferencia no nos separa: <text:span text:style-name="Strong_20_Emphasis">nos define</text:span>.</text:p>
      <text:p text:style-name="Horizontal_20_Line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1T17:08:46.836000000</meta:creation-date>
    <dc:date>2025-07-21T17:36:59.940000000</dc:date>
    <meta:editing-duration>PT28M12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111" meta:word-count="1783" meta:character-count="11014" meta:non-whitespace-character-count="9392"/>
  </office:meta>
</office:document-meta>
</file>